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Tableau1" style:family="table">
      <style:table-properties style:width="16.993cm" table:align="left"/>
    </style:style>
    <style:style style:name="Tableau1.A" style:family="table-column">
      <style:table-column-properties style:column-width="5.897cm"/>
    </style:style>
    <style:style style:name="Tableau1.B" style:family="table-column">
      <style:table-column-properties style:column-width="3.401cm"/>
    </style:style>
    <style:style style:name="Tableau1.C" style:family="table-column">
      <style:table-column-properties style:column-width="4.203cm"/>
    </style:style>
    <style:style style:name="Tableau1.D" style:family="table-column">
      <style:table-column-properties style:column-width="3.493cm"/>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Calibri" fo:font-weight="bold" officeooo:rsid="000c0859" officeooo:paragraph-rsid="000c0859" style:font-weight-asian="bold" style:font-weight-complex="bold"/>
    </style:style>
    <style:style style:name="P2" style:family="paragraph" style:parent-style-name="Standard">
      <style:paragraph-properties fo:text-align="start" style:justify-single-word="false"/>
      <style:text-properties style:font-name="Calibri" fo:font-weight="bold" officeooo:rsid="000c0859" officeooo:paragraph-rsid="000c0859" style:font-weight-asian="bold" style:font-weight-complex="bold"/>
    </style:style>
    <style:style style:name="P3" style:family="paragraph" style:parent-style-name="Standard">
      <style:paragraph-properties fo:text-align="start" style:justify-single-word="false"/>
      <style:text-properties style:font-name="Calibri" fo:font-weight="normal" officeooo:rsid="000c0859" officeooo:paragraph-rsid="000c0859" style:font-weight-asian="normal" style:font-weight-complex="normal"/>
    </style:style>
    <style:style style:name="P4" style:family="paragraph" style:parent-style-name="Standard">
      <style:paragraph-properties fo:text-align="start" style:justify-single-word="false"/>
      <style:text-properties style:font-name="Calibri" fo:font-weight="normal" officeooo:rsid="000c0859" officeooo:paragraph-rsid="00116e1b" style:font-weight-asian="normal" style:font-weight-complex="normal"/>
    </style:style>
    <style:style style:name="P5" style:family="paragraph" style:parent-style-name="Standard">
      <style:paragraph-properties fo:text-align="start" style:justify-single-word="false"/>
      <style:text-properties style:font-name="Calibri" fo:font-size="4pt" fo:font-weight="normal" officeooo:rsid="000c0859" officeooo:paragraph-rsid="000c0859" style:font-size-asian="3.5pt" style:font-weight-asian="normal" style:font-size-complex="4pt" style:font-weight-complex="normal"/>
    </style:style>
    <style:style style:name="P6" style:family="paragraph" style:parent-style-name="Standard">
      <style:paragraph-properties fo:text-align="start" style:justify-single-word="false"/>
      <style:text-properties style:font-name="Calibri" fo:font-size="4pt" fo:font-weight="bold" officeooo:rsid="000c0859" officeooo:paragraph-rsid="000c0859" style:font-size-asian="3.5pt" style:font-weight-asian="bold" style:font-size-complex="4pt" style:font-weight-complex="bold"/>
    </style:style>
    <style:style style:name="P7" style:family="paragraph" style:parent-style-name="Standard">
      <style:paragraph-properties fo:text-align="start" style:justify-single-word="false"/>
      <style:text-properties style:font-name="Calibri" fo:font-size="6pt" fo:font-weight="normal" officeooo:rsid="000c0859" officeooo:paragraph-rsid="000c0859" style:font-size-asian="5.25pt" style:font-weight-asian="normal" style:font-size-complex="6pt" style:font-weight-complex="normal"/>
    </style:style>
    <style:style style:name="P8" style:family="paragraph" style:parent-style-name="Table_20_Contents">
      <style:paragraph-properties fo:text-align="start" style:justify-single-word="false"/>
      <style:text-properties officeooo:paragraph-rsid="000db0f0"/>
    </style:style>
    <style:style style:name="P9" style:family="paragraph" style:parent-style-name="Table_20_Contents">
      <style:paragraph-properties fo:text-align="start" style:justify-single-word="false"/>
      <style:text-properties officeooo:paragraph-rsid="000fd1a6"/>
    </style:style>
    <style:style style:name="P10" style:family="paragraph" style:parent-style-name="Table_20_Contents">
      <style:paragraph-properties fo:text-align="start" style:justify-single-word="false"/>
      <style:text-properties style:font-name="Calibri"/>
    </style:style>
    <style:style style:name="P11" style:family="paragraph" style:parent-style-name="Table_20_Contents">
      <style:paragraph-properties fo:text-align="start" style:justify-single-word="false"/>
      <style:text-properties style:font-name="Calibri" officeooo:paragraph-rsid="00207156"/>
    </style:style>
    <style:style style:name="P12" style:family="paragraph" style:parent-style-name="Table_20_Contents">
      <style:paragraph-properties fo:text-align="start" style:justify-single-word="false"/>
      <style:text-properties style:font-name="Calibri" fo:font-style="italic" fo:font-weight="normal" officeooo:rsid="000c0859" officeooo:paragraph-rsid="000c0859" style:font-style-asian="italic" style:font-weight-asian="normal" style:font-style-complex="italic" style:font-weight-complex="normal"/>
    </style:style>
    <style:style style:name="P13" style:family="paragraph" style:parent-style-name="Table_20_Contents">
      <style:paragraph-properties fo:text-align="start" style:justify-single-word="false"/>
      <style:text-properties style:font-name="Calibri" fo:font-style="italic" fo:font-weight="normal" officeooo:rsid="000c0859" officeooo:paragraph-rsid="000c0b78" style:font-style-asian="italic" style:font-weight-asian="normal" style:font-style-complex="italic" style:font-weight-complex="normal"/>
    </style:style>
    <style:style style:name="P14" style:family="paragraph" style:parent-style-name="Table_20_Contents">
      <style:paragraph-properties fo:text-align="start" style:justify-single-word="false"/>
      <style:text-properties style:font-name="Calibri" fo:font-style="italic" fo:font-weight="normal" officeooo:rsid="000c0b78" officeooo:paragraph-rsid="000db0f0" style:font-style-asian="italic" style:font-weight-asian="normal" style:font-style-complex="italic" style:font-weight-complex="normal"/>
    </style:style>
    <style:style style:name="P15" style:family="paragraph" style:parent-style-name="Table_20_Contents">
      <style:paragraph-properties fo:text-align="start" style:justify-single-word="false"/>
      <style:text-properties style:font-name="Calibri" fo:font-style="italic" fo:font-weight="normal" officeooo:rsid="000c0b78" officeooo:paragraph-rsid="000e8794" style:font-style-asian="italic" style:font-weight-asian="normal" style:font-style-complex="italic" style:font-weight-complex="normal"/>
    </style:style>
    <style:style style:name="P16" style:family="paragraph" style:parent-style-name="Table_20_Contents">
      <style:paragraph-properties fo:text-align="start" style:justify-single-word="false"/>
      <style:text-properties style:font-name="Calibri" fo:font-style="italic" fo:font-weight="normal" officeooo:rsid="000c0b78" officeooo:paragraph-rsid="000fd1a6" style:font-style-asian="italic" style:font-weight-asian="normal" style:font-style-complex="italic" style:font-weight-complex="normal"/>
    </style:style>
    <style:style style:name="P17" style:family="paragraph" style:parent-style-name="Table_20_Contents">
      <style:paragraph-properties fo:text-align="start" style:justify-single-word="false"/>
      <style:text-properties style:font-name="Calibri" fo:font-weight="normal" officeooo:rsid="000c0859" officeooo:paragraph-rsid="000c0859" style:font-weight-asian="normal" style:font-weight-complex="normal"/>
    </style:style>
    <style:style style:name="P18" style:family="paragraph" style:parent-style-name="Table_20_Contents">
      <style:paragraph-properties fo:text-align="start" style:justify-single-word="false"/>
      <style:text-properties style:font-name="Calibri" fo:font-style="normal" fo:font-weight="normal" officeooo:rsid="000c0859" officeooo:paragraph-rsid="000c0b78" style:font-style-asian="normal" style:font-weight-asian="normal" style:font-style-complex="normal" style:font-weight-complex="normal"/>
    </style:style>
    <style:style style:name="P19" style:family="paragraph" style:parent-style-name="Table_20_Contents">
      <style:paragraph-properties fo:text-align="start" style:justify-single-word="false"/>
      <style:text-properties style:font-name="Calibri" fo:font-style="normal" fo:font-weight="normal" officeooo:rsid="000c0859" officeooo:paragraph-rsid="000db0f0" style:font-style-asian="normal" style:font-weight-asian="normal" style:font-style-complex="normal" style:font-weight-complex="normal"/>
    </style:style>
    <style:style style:name="P20" style:family="paragraph" style:parent-style-name="Table_20_Contents">
      <style:paragraph-properties fo:text-align="start" style:justify-single-word="false"/>
      <style:text-properties style:font-name="Calibri" fo:font-style="normal" fo:font-weight="normal" officeooo:rsid="000c0859" officeooo:paragraph-rsid="000e8794" style:font-style-asian="normal" style:font-weight-asian="normal" style:font-style-complex="normal" style:font-weight-complex="normal"/>
    </style:style>
    <style:style style:name="P21" style:family="paragraph" style:parent-style-name="Table_20_Contents">
      <style:paragraph-properties fo:text-align="start" style:justify-single-word="false"/>
      <style:text-properties style:font-name="Calibri" fo:font-style="normal" fo:font-weight="normal" officeooo:rsid="000c0859" officeooo:paragraph-rsid="000fd1a6" style:font-style-asian="normal" style:font-weight-asian="normal" style:font-style-complex="normal" style:font-weight-complex="normal"/>
    </style:style>
    <style:style style:name="P22" style:family="paragraph" style:parent-style-name="Table_20_Contents">
      <style:paragraph-properties fo:text-align="start" style:justify-single-word="false"/>
      <style:text-properties style:font-name="Calibri" fo:font-style="normal" fo:font-weight="normal" officeooo:rsid="000c0859" officeooo:paragraph-rsid="00116e1b" style:font-style-asian="normal" style:font-weight-asian="normal" style:font-style-complex="normal" style:font-weight-complex="normal"/>
    </style:style>
    <style:style style:name="P23" style:family="paragraph" style:parent-style-name="Table_20_Contents">
      <style:paragraph-properties fo:text-align="start" style:justify-single-word="false"/>
      <style:text-properties style:font-name="Calibri" fo:font-style="normal" fo:font-weight="normal" officeooo:rsid="000c0859" officeooo:paragraph-rsid="00117e55" style:font-style-asian="normal" style:font-weight-asian="normal" style:font-style-complex="normal" style:font-weight-complex="normal"/>
    </style:style>
    <style:style style:name="P24" style:family="paragraph" style:parent-style-name="Table_20_Contents">
      <style:paragraph-properties fo:text-align="start" style:justify-single-word="false"/>
      <style:text-properties style:font-name="Calibri" fo:font-style="normal" fo:font-weight="normal" officeooo:rsid="000c0859" officeooo:paragraph-rsid="0018de11" style:font-style-asian="normal" style:font-weight-asian="normal" style:font-style-complex="normal" style:font-weight-complex="normal"/>
    </style:style>
    <style:style style:name="P25" style:family="paragraph" style:parent-style-name="Table_20_Contents">
      <style:paragraph-properties fo:text-align="start" style:justify-single-word="false"/>
      <style:text-properties style:font-name="Calibri" fo:font-style="normal" fo:font-weight="normal" officeooo:rsid="00117e55" officeooo:paragraph-rsid="00117e55" style:font-style-asian="normal" style:font-weight-asian="normal" style:font-style-complex="normal" style:font-weight-complex="normal"/>
    </style:style>
    <style:style style:name="P26" style:family="paragraph" style:parent-style-name="Table_20_Contents">
      <style:paragraph-properties fo:text-align="start" style:justify-single-word="false"/>
      <style:text-properties style:font-name="Calibri" fo:font-style="normal" fo:font-weight="normal" officeooo:rsid="00117e55" officeooo:paragraph-rsid="0011b83c" style:font-style-asian="normal" style:font-weight-asian="normal" style:font-style-complex="normal" style:font-weight-complex="normal"/>
    </style:style>
    <style:style style:name="P27" style:family="paragraph" style:parent-style-name="Table_20_Contents">
      <style:paragraph-properties fo:text-align="start" style:justify-single-word="false"/>
      <style:text-properties style:font-name="Calibri" fo:font-style="normal" fo:font-weight="normal" officeooo:rsid="0011b83c" officeooo:paragraph-rsid="0011b83c" style:font-style-asian="normal" style:font-weight-asian="normal" style:font-style-complex="normal" style:font-weight-complex="normal"/>
    </style:style>
    <style:style style:name="P28" style:family="paragraph" style:parent-style-name="Table_20_Contents">
      <style:paragraph-properties fo:text-align="start" style:justify-single-word="false"/>
      <style:text-properties style:font-name="Calibri" fo:font-style="normal" fo:font-weight="normal" officeooo:rsid="0011b83c" officeooo:paragraph-rsid="0014e84a" style:font-style-asian="normal" style:font-weight-asian="normal" style:font-style-complex="normal" style:font-weight-complex="normal"/>
    </style:style>
    <style:style style:name="P29" style:family="paragraph" style:parent-style-name="Table_20_Contents">
      <style:paragraph-properties fo:text-align="start" style:justify-single-word="false"/>
      <style:text-properties style:font-name="Calibri" fo:font-style="normal" fo:font-weight="normal" officeooo:rsid="0011b83c" officeooo:paragraph-rsid="00165e1e" style:font-style-asian="normal" style:font-weight-asian="normal" style:font-style-complex="normal" style:font-weight-complex="normal"/>
    </style:style>
    <style:style style:name="P30" style:family="paragraph" style:parent-style-name="Table_20_Contents">
      <style:paragraph-properties fo:text-align="start" style:justify-single-word="false"/>
      <style:text-properties style:font-name="Calibri" fo:font-style="normal" fo:font-weight="normal" officeooo:rsid="0014e84a" officeooo:paragraph-rsid="0014e84a" style:font-style-asian="normal" style:font-weight-asian="normal" style:font-style-complex="normal" style:font-weight-complex="normal"/>
    </style:style>
    <style:style style:name="P31" style:family="paragraph" style:parent-style-name="Table_20_Contents">
      <style:paragraph-properties fo:text-align="start" style:justify-single-word="false"/>
      <style:text-properties style:font-name="Calibri" fo:font-style="normal" fo:font-weight="normal" officeooo:rsid="0016df0c" officeooo:paragraph-rsid="0016df0c" style:font-style-asian="normal" style:font-weight-asian="normal" style:font-style-complex="normal" style:font-weight-complex="normal"/>
    </style:style>
    <style:style style:name="P32" style:family="paragraph" style:parent-style-name="Table_20_Contents">
      <style:paragraph-properties fo:text-align="start" style:justify-single-word="false"/>
      <style:text-properties style:font-name="Calibri" fo:font-style="normal" fo:font-weight="normal" officeooo:rsid="0018de11" officeooo:paragraph-rsid="0018de11" style:font-style-asian="normal" style:font-weight-asian="normal" style:font-style-complex="normal" style:font-weight-complex="normal"/>
    </style:style>
    <style:style style:name="P33" style:family="paragraph" style:parent-style-name="Table_20_Contents">
      <style:paragraph-properties fo:text-align="start" style:justify-single-word="false"/>
      <style:text-properties style:font-name="Calibri" fo:font-style="normal" fo:font-weight="bold" officeooo:rsid="0018de11" officeooo:paragraph-rsid="0018de11" style:font-style-asian="normal" style:font-weight-asian="bold" style:font-style-complex="normal" style:font-weight-complex="bold"/>
    </style:style>
    <style:style style:name="P34" style:family="paragraph" style:parent-style-name="Table_20_Contents">
      <style:paragraph-properties fo:text-align="start" style:justify-single-word="false"/>
      <style:text-properties style:font-name="Calibri" fo:font-style="normal" style:text-underline-style="none" fo:font-weight="normal" officeooo:rsid="00195bc8" officeooo:paragraph-rsid="00195bc8" style:font-style-asian="normal" style:font-weight-asian="normal" style:font-style-complex="normal" style:font-weight-complex="normal"/>
    </style:style>
    <style:style style:name="P35" style:family="paragraph" style:parent-style-name="Table_20_Contents">
      <style:paragraph-properties fo:text-align="start" style:justify-single-word="false"/>
      <style:text-properties style:font-name="Calibri" fo:font-style="normal" style:text-underline-style="none" fo:font-weight="normal" officeooo:rsid="00195bc8" officeooo:paragraph-rsid="001a39bd" style:font-style-asian="normal" style:font-weight-asian="normal" style:font-style-complex="normal" style:font-weight-complex="normal"/>
    </style:style>
    <style:style style:name="P36" style:family="paragraph" style:parent-style-name="Table_20_Contents">
      <style:paragraph-properties fo:text-align="start" style:justify-single-word="false"/>
      <style:text-properties style:font-name="Calibri" fo:font-style="normal" style:text-underline-style="none" fo:font-weight="normal" officeooo:rsid="001a39bd" officeooo:paragraph-rsid="001a39bd" style:font-style-asian="normal" style:font-weight-asian="normal" style:font-style-complex="normal" style:font-weight-complex="normal"/>
    </style:style>
    <style:style style:name="P37" style:family="paragraph" style:parent-style-name="Table_20_Contents">
      <style:paragraph-properties fo:text-align="start" style:justify-single-word="false"/>
      <style:text-properties style:font-name="Calibri" fo:font-style="normal" style:text-underline-style="none" fo:font-weight="normal" officeooo:rsid="001a39bd" officeooo:paragraph-rsid="001c0d46" style:font-style-asian="normal" style:font-weight-asian="normal" style:font-style-complex="normal" style:font-weight-complex="normal"/>
    </style:style>
    <style:style style:name="P38" style:family="paragraph" style:parent-style-name="Table_20_Contents">
      <style:paragraph-properties fo:text-align="start" style:justify-single-word="false"/>
      <style:text-properties style:font-name="Calibri" fo:font-style="normal" style:text-underline-style="none" fo:font-weight="normal" officeooo:rsid="001a39bd" officeooo:paragraph-rsid="001f4839" style:font-style-asian="normal" style:font-weight-asian="normal" style:font-style-complex="normal" style:font-weight-complex="normal"/>
    </style:style>
    <style:style style:name="P39" style:family="paragraph" style:parent-style-name="Table_20_Contents">
      <style:paragraph-properties fo:text-align="start" style:justify-single-word="false"/>
      <style:text-properties style:font-name="Calibri" fo:font-style="normal" style:text-underline-style="none" fo:font-weight="normal" officeooo:rsid="001c0d46" officeooo:paragraph-rsid="001c0d46" style:font-style-asian="normal" style:font-weight-asian="normal" style:font-style-complex="normal" style:font-weight-complex="normal"/>
    </style:style>
    <style:style style:name="P40" style:family="paragraph" style:parent-style-name="Table_20_Contents">
      <style:paragraph-properties fo:text-align="start" style:justify-single-word="false"/>
      <style:text-properties style:font-name="Calibri" fo:font-style="normal" style:text-underline-style="none" fo:font-weight="normal" officeooo:rsid="00207156" officeooo:paragraph-rsid="00207156" style:font-style-asian="normal" style:font-weight-asian="normal" style:font-style-complex="normal" style:font-weight-complex="normal"/>
    </style:style>
    <style:style style:name="P41" style:family="paragraph" style:parent-style-name="Table_20_Contents">
      <style:paragraph-properties fo:text-align="start" style:justify-single-word="false"/>
      <style:text-properties style:font-name="Calibri" officeooo:rsid="00195bc8" officeooo:paragraph-rsid="00195bc8"/>
    </style:style>
    <style:style style:name="P42" style:family="paragraph" style:parent-style-name="Table_20_Contents">
      <style:paragraph-properties fo:text-align="start" style:justify-single-word="false"/>
      <style:text-properties style:font-name="Calibri" officeooo:rsid="00207156" officeooo:paragraph-rsid="00207156"/>
    </style:style>
    <style:style style:name="P43" style:family="paragraph" style:parent-style-name="Table_20_Contents">
      <style:paragraph-properties fo:text-align="start" style:justify-single-word="false"/>
      <style:text-properties style:font-name="Calibri" fo:font-size="4pt" fo:font-style="normal" fo:font-weight="normal" officeooo:rsid="0011b83c" officeooo:paragraph-rsid="0011b83c" style:font-size-asian="3.5pt" style:font-style-asian="normal" style:font-weight-asian="normal" style:font-size-complex="4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db0f0"/>
    </style:style>
    <style:style style:name="T3" style:family="text">
      <style:text-properties style:text-underline-style="solid" style:text-underline-width="auto" style:text-underline-color="font-color" officeooo:rsid="000e8794"/>
    </style:style>
    <style:style style:name="T4" style:family="text">
      <style:text-properties style:text-underline-style="solid" style:text-underline-width="auto" style:text-underline-color="font-color" officeooo:rsid="00259b42"/>
    </style:style>
    <style:style style:name="T5" style:family="text">
      <style:text-properties fo:font-style="normal" style:font-style-asian="normal" style:font-style-complex="normal"/>
    </style:style>
    <style:style style:name="T6" style:family="text">
      <style:text-properties fo:font-style="normal" officeooo:rsid="000c0b78" style:font-style-asian="normal" style:font-style-complex="normal"/>
    </style:style>
    <style:style style:name="T7" style:family="text">
      <style:text-properties fo:font-style="normal" officeooo:rsid="000fd1a6" style:font-style-asian="normal" style:font-style-complex="normal"/>
    </style:style>
    <style:style style:name="T8" style:family="text">
      <style:text-properties fo:font-style="normal" fo:font-weight="bold" officeooo:rsid="000fd1a6" style:font-style-asian="normal" style:font-weight-asian="bold" style:font-style-complex="normal" style:font-weight-complex="bold"/>
    </style:style>
    <style:style style:name="T9" style:family="text">
      <style:text-properties fo:font-style="normal" style:text-underline-style="none" fo:font-weight="normal" officeooo:rsid="00207156" style:font-style-asian="normal" style:font-weight-asian="normal" style:font-style-complex="normal" style:font-weight-complex="normal"/>
    </style:style>
    <style:style style:name="T10" style:family="text">
      <style:text-properties fo:font-weight="bold" officeooo:rsid="000db0f0" style:font-weight-asian="bold" style:font-weight-complex="bold"/>
    </style:style>
    <style:style style:name="T11" style:family="text">
      <style:text-properties fo:font-weight="bold" officeooo:rsid="000e8794" style:font-weight-asian="bold" style:font-weight-complex="bold"/>
    </style:style>
    <style:style style:name="T12" style:family="text">
      <style:text-properties fo:font-weight="bold" officeooo:rsid="000fd1a6"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0c0b78" style:font-style-asian="italic" style:font-style-complex="italic"/>
    </style:style>
    <style:style style:name="T15" style:family="text">
      <style:text-properties fo:font-style="italic" officeooo:rsid="000db0f0" style:font-style-asian="italic" style:font-style-complex="italic"/>
    </style:style>
    <style:style style:name="T16" style:family="text">
      <style:text-properties fo:font-style="italic" officeooo:rsid="000e8794" style:font-style-asian="italic" style:font-style-complex="italic"/>
    </style:style>
    <style:style style:name="T17" style:family="text">
      <style:text-properties fo:font-style="italic" officeooo:rsid="000fd1a6" style:font-style-asian="italic" style:font-style-complex="italic"/>
    </style:style>
    <style:style style:name="T18" style:family="text">
      <style:text-properties fo:font-style="italic" officeooo:rsid="00116e1b"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0c0b78" style:font-style-asian="italic" style:font-weight-asian="bold" style:font-style-complex="italic" style:font-weight-complex="bold"/>
    </style:style>
    <style:style style:name="T21" style:family="text">
      <style:text-properties fo:font-style="italic" fo:font-weight="bold" officeooo:rsid="000db0f0" style:font-style-asian="italic" style:font-weight-asian="bold" style:font-style-complex="italic" style:font-weight-complex="bold"/>
    </style:style>
    <style:style style:name="T22" style:family="text">
      <style:text-properties fo:font-style="italic" fo:font-weight="bold" officeooo:rsid="000fd1a6" style:font-style-asian="italic" style:font-weight-asian="bold" style:font-style-complex="italic" style:font-weight-complex="bold"/>
    </style:style>
    <style:style style:name="T23" style:family="text">
      <style:text-properties fo:font-style="italic" fo:font-weight="bold" officeooo:rsid="000e8794" style:font-style-asian="italic" style:font-weight-asian="bold" style:font-style-complex="italic" style:font-weight-complex="bold"/>
    </style:style>
    <style:style style:name="T24" style:family="text">
      <style:text-properties fo:font-style="italic" fo:font-weight="bold" officeooo:rsid="00117e55" style:font-style-asian="italic" style:font-weight-asian="bold" style:font-style-complex="italic" style:font-weight-complex="bold"/>
    </style:style>
    <style:style style:name="T25" style:family="text">
      <style:text-properties fo:font-style="italic" fo:font-weight="normal" officeooo:rsid="000db0f0" style:font-style-asian="italic" style:font-weight-asian="normal" style:font-style-complex="italic" style:font-weight-complex="normal"/>
    </style:style>
    <style:style style:name="T26" style:family="text">
      <style:text-properties style:font-name="Calibri" fo:font-style="italic" fo:font-weight="bold" officeooo:rsid="000db0f0" style:font-style-asian="italic" style:font-weight-asian="bold" style:font-style-complex="italic" style:font-weight-complex="bold"/>
    </style:style>
    <style:style style:name="T27" style:family="text">
      <style:text-properties officeooo:rsid="000c0b78"/>
    </style:style>
    <style:style style:name="T28" style:family="text">
      <style:text-properties officeooo:rsid="000db0f0"/>
    </style:style>
    <style:style style:name="T29" style:family="text">
      <style:text-properties officeooo:rsid="000e8794"/>
    </style:style>
    <style:style style:name="T30" style:family="text">
      <style:text-properties officeooo:rsid="000fd1a6"/>
    </style:style>
    <style:style style:name="T31" style:family="text">
      <style:text-properties officeooo:rsid="00116e1b"/>
    </style:style>
    <style:style style:name="T32" style:family="text">
      <style:text-properties officeooo:rsid="00117e55"/>
    </style:style>
    <style:style style:name="T33" style:family="text">
      <style:text-properties officeooo:rsid="0011b83c"/>
    </style:style>
    <style:style style:name="T34" style:family="text">
      <style:text-properties officeooo:rsid="00134059"/>
    </style:style>
    <style:style style:name="T35" style:family="text">
      <style:text-properties officeooo:rsid="0014e84a"/>
    </style:style>
    <style:style style:name="T36" style:family="text">
      <style:text-properties officeooo:rsid="00165e1e"/>
    </style:style>
    <style:style style:name="T37" style:family="text">
      <style:text-properties officeooo:rsid="0018de11"/>
    </style:style>
    <style:style style:name="T38" style:family="text">
      <style:text-properties officeooo:rsid="001a39bd"/>
    </style:style>
    <style:style style:name="T39" style:family="text">
      <style:text-properties officeooo:rsid="001c0d46"/>
    </style:style>
    <style:style style:name="T40" style:family="text">
      <style:text-properties officeooo:rsid="001d0e2f"/>
    </style:style>
    <style:style style:name="T41" style:family="text">
      <style:text-properties officeooo:rsid="001de97b"/>
    </style:style>
    <style:style style:name="T42" style:family="text">
      <style:text-properties officeooo:rsid="001f4839"/>
    </style:style>
    <style:style style:name="T43" style:family="text">
      <style:text-properties officeooo:rsid="00207156"/>
    </style:style>
    <style:style style:name="T44" style:family="text">
      <style:text-properties officeooo:rsid="0021df10"/>
    </style:style>
    <style:style style:name="T45" style:family="text">
      <style:text-properties officeooo:rsid="0023ad9b"/>
    </style:style>
    <style:style style:name="T46" style:family="text">
      <style:text-properties officeooo:rsid="00259b42"/>
    </style:style>
    <style:style style:name="T47" style:family="text">
      <style:text-properties officeooo:rsid="002665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Minishell – retour général</text:p>
      <text:p text:style-name="P7"/>
      <text:p text:style-name="P2"><text:span text:style-name="T1">Jusqu’au point 6</text:span></text:p>
      <text:p text:style-name="P6"><text:span text:style-name="T1"/></text:p>
      <text:p text:style-name="P3"><text:span text:style-name="T32">U</text:span>n scénario type, après lancement du minishell :</text:p>
      <text:p text:style-name="P5"/>
      <text:p text:style-name="P17">/home/pdupont/Projet_SEC$ <text:s/><text:span text:style-name="T19">ls -l <text:tab/><text:tab/><text:tab/></text:span><text:span text:style-name="T5">// </text:span><text:span text:style-name="T6">on exécute la commande ls -l</text:span></text:p>
      <text:p text:style-name="P12">drwx - - - - - - <text:s/>……. <text:s/>Sources</text:p>
      <text:p text:style-name="P12">- rwx - - - - - - <text:s/>……. <text:s/>minishell</text:p>
      <text:p text:style-name="P18">/home/pdupont/Projet_SEC$ <text:span text:style-name="T13"><text:s/></text:span><text:span text:style-name="T20">cd XXX</text:span></text:p>
      <text:p text:style-name="P13"><text:span text:style-name="T27">&gt;&gt;&gt; erreur : dossier inexistant</text:span></text:p>
      <text:p text:style-name="P18">/home/pdupont/Projet_SEC$ <text:s/><text:span text:style-name="T20">cd Sources</text:span><text:span text:style-name="T19"> </text:span></text:p>
      <text:p text:style-name="P18">/home/pdupont/Projet_SEC/<text:span text:style-name="T27">Sources</text:span>$ <text:s text:c="2"/><text:span text:style-name="T20">cd ..<text:tab/></text:span>// <text:span text:style-name="T27">on remonte dans le dossier père</text:span></text:p>
      <text:p text:style-name="P18"><text:span text:style-name="T27">/home/pdupont/Projet_SEC$</text:span><text:span text:style-name="T20"> <text:s text:c="2"/>cd <text:tab/><text:tab/><text:tab/></text:span>// <text:span text:style-name="T27">on remonte dans la racine</text:span></text:p>
      <text:p text:style-name="P18"><text:span text:style-name="T27">/home/pdupont/$ </text:span><text:span text:style-name="T20">sleep 200 &amp;<text:tab/><text:tab/><text:tab/></text:span>// <text:span text:style-name="T27">une commande qui dure en arrière plan</text:span></text:p>
      <text:p text:style-name="P18"><text:span text:style-name="T27">/home/pdupont/$ </text:span><text:span text:style-name="T20">lj</text:span></text:p>
      <text:p text:style-name="P14"><text:span text:style-name="T28">[</text:span>1<text:span text:style-name="T28">] <text:tab/>252124 <text:s text:c="4"/>Actif<text:tab/> </text:span>sleep 200</text:p>
      <text:p text:style-name="P18"><text:span text:style-name="T27">/home/pdupont/$ </text:span><text:span text:style-name="T20">sleep 100<text:tab/><text:tab/><text:tab/><text:tab/></text:span>// <text:span text:style-name="T27">une commande qui dure en avant plan</text:span></text:p>
      <text:p text:style-name="P18"><text:tab/><text:tab/><text:tab/><text:tab/><text:tab/><text:span text:style-name="T1">* </text:span><text:span text:style-name="T2">dans un autre terminal </text:span><text:span text:style-name="T3">shell </text:span><text:span text:style-name="T2">:</text:span></text:p>
      <text:p text:style-name="P19">// <text:span text:style-name="T32">pas de promt</text:span><text:tab/><text:tab/><text:tab/><text:span text:style-name="T27">/home/pdupont/$ <text:s/></text:span><text:span text:style-name="T21">ps <text:s/>l </text:span></text:p>
      <text:p text:style-name="P8"><text:span text:style-name="T26"><text:tab/><text:tab/><text:tab/><text:tab/><text:tab/>……<text:tab/></text:span><text:span text:style-name="T25">PID <text:s/><text:tab/><text:tab/>……<text:tab/> STAT <text:s/><text:tab/>…... <text:tab/>COMMAND</text:span></text:p>
      <text:p text:style-name="P19"><text:span text:style-name="T21"><text:tab/><text:tab/><text:tab/><text:tab/><text:tab/>…...<text:tab/></text:span><text:span text:style-name="T15">252124 <text:s text:c="2"/><text:tab/>…...<text:tab/>S<text:tab/>……<text:tab/></text:span><text:span text:style-name="T14">sleep 200</text:span></text:p>
      <text:p text:style-name="P15"><text:tab/><text:tab/><text:tab/><text:tab/><text:tab/><text:span text:style-name="T10">…...<text:tab/></text:span><text:span text:style-name="T28">2521</text:span><text:span text:style-name="T29">38</text:span><text:span text:style-name="T28"> <text:s text:c="2"/><text:tab/>…...<text:tab/>S<text:tab/>……<text:tab/></text:span>sleep <text:span text:style-name="T29">1</text:span>00</text:p>
      <text:p text:style-name="P15"><text:tab/><text:tab/><text:tab/><text:tab/><text:tab/><text:span text:style-name="T5">/home/pdupont/$ <text:s/></text:span><text:span text:style-name="T11">kill -STOP <text:s/></text:span><text:span text:style-name="T10">2521</text:span><text:span text:style-name="T11">38</text:span><text:span text:style-name="T10"> </text:span></text:p>
      <text:p text:style-name="P20"><text:span text:style-name="T27">/home/pdupont/$ </text:span><text:span text:style-name="T20">lj</text:span></text:p>
      <text:p text:style-name="P15"><text:span text:style-name="T28">[</text:span>1<text:span text:style-name="T28">] <text:tab/>252124 <text:s text:c="4"/>Actif<text:tab/> </text:span>sleep 200</text:p>
      <text:p text:style-name="P20"><text:span text:style-name="T15">[</text:span><text:span text:style-name="T17">2</text:span><text:span text:style-name="T15">] <text:tab/>25213</text:span><text:span text:style-name="T17">8</text:span><text:span text:style-name="T15"> <text:s text:c="4"/></text:span><text:span text:style-name="T16">Suspendu</text:span><text:span text:style-name="T15"><text:tab/> </text:span><text:span text:style-name="T14">sleep </text:span><text:span text:style-name="T15">1</text:span><text:span text:style-name="T17">0</text:span><text:span text:style-name="T14">0</text:span></text:p>
      <text:p text:style-name="P21"><text:span text:style-name="T14">/home/pdupont/$ </text:span><text:span text:style-name="T22">bg 2</text:span></text:p>
      <text:p text:style-name="P21"><text:span text:style-name="T27">/home/pdupont/$ </text:span><text:span text:style-name="T20">lj</text:span></text:p>
      <text:p text:style-name="P16"><text:span text:style-name="T28">[</text:span>1<text:span text:style-name="T28">] <text:tab/>252124 <text:s text:c="4"/>Actif<text:tab/> </text:span>sleep 200</text:p>
      <text:p text:style-name="P21"><text:span text:style-name="T15">[</text:span><text:span text:style-name="T17">2</text:span><text:span text:style-name="T15">] <text:tab/>25213</text:span><text:span text:style-name="T17">8</text:span><text:span text:style-name="T15"> <text:s text:c="4"/>Actif<text:tab/> </text:span><text:span text:style-name="T14">sleep </text:span><text:span text:style-name="T15">1</text:span><text:span text:style-name="T17">0</text:span><text:span text:style-name="T14">0</text:span></text:p>
      <text:p text:style-name="P21"><text:span text:style-name="T14">/home/pdupont/$ </text:span><text:span text:style-name="T22">sj 2</text:span></text:p>
      <text:p text:style-name="P21"><text:span text:style-name="T27">/home/pdupont/$ </text:span><text:span text:style-name="T20">lj</text:span></text:p>
      <text:p text:style-name="P16"><text:span text:style-name="T28">[</text:span>1<text:span text:style-name="T28">] <text:tab/>252124 <text:s text:c="4"/>Actif<text:tab/> </text:span>sleep 200</text:p>
      <text:p text:style-name="P21"><text:span text:style-name="T15">[</text:span><text:span text:style-name="T17">2</text:span><text:span text:style-name="T15">] <text:tab/>25213</text:span><text:span text:style-name="T17">8</text:span><text:span text:style-name="T15"> <text:s text:c="4"/></text:span><text:span text:style-name="T16">Suspendu</text:span><text:span text:style-name="T15"><text:tab/> </text:span><text:span text:style-name="T14">sleep </text:span><text:span text:style-name="T15">1</text:span><text:span text:style-name="T17">0</text:span><text:span text:style-name="T14">0</text:span></text:p>
      <text:p text:style-name="P21"><text:span text:style-name="T14">/home/pdupont/$ </text:span><text:span text:style-name="T22">fg 1</text:span></text:p>
      <text:p text:style-name="P21"><text:tab/><text:tab/><text:tab/><text:tab/><text:tab/><text:span text:style-name="T1">* </text:span><text:span text:style-name="T2">dans un autre terminal </text:span><text:span text:style-name="T3">shell </text:span><text:span text:style-name="T2">:</text:span></text:p>
      <text:p text:style-name="P23">// <text:span text:style-name="T32">pas de promt</text:span><text:tab/><text:tab/><text:tab/><text:span text:style-name="T27">/home/pdupont/$ <text:s/></text:span><text:span text:style-name="T21">ps <text:s/>l </text:span></text:p>
      <text:p text:style-name="P9"><text:span text:style-name="T26"><text:tab/><text:tab/><text:tab/><text:tab/><text:tab/>……<text:tab/></text:span><text:span text:style-name="T25">PID <text:s/><text:tab/><text:tab/>……<text:tab/> STAT <text:s/><text:tab/>…... <text:tab/>COMMAND</text:span></text:p>
      <text:p text:style-name="P21"><text:span text:style-name="T21"><text:tab/><text:tab/><text:tab/><text:tab/><text:tab/>…...<text:tab/></text:span><text:span text:style-name="T15">252124 <text:s text:c="2"/><text:tab/>…...<text:tab/>S<text:tab/>……<text:tab/></text:span><text:span text:style-name="T14">sleep 200</text:span></text:p>
      <text:p text:style-name="P16"><text:tab/><text:tab/><text:tab/><text:tab/><text:tab/><text:span text:style-name="T10">…...<text:tab/></text:span><text:span text:style-name="T28">2521</text:span><text:span text:style-name="T29">38</text:span><text:span text:style-name="T28"> <text:s text:c="2"/><text:tab/>…...<text:tab/></text:span><text:span text:style-name="T30">T</text:span><text:span text:style-name="T28"><text:tab/>……<text:tab/></text:span>sleep <text:span text:style-name="T29">1</text:span>00</text:p>
      <text:p text:style-name="P21"><text:span text:style-name="T22"><text:tab/><text:tab/><text:tab/><text:tab/><text:tab/></text:span><text:span text:style-name="T30">/home/pdupont/$</text:span><text:span text:style-name="T12"> <text:s/></text:span><text:span text:style-name="T23">kill -</text:span><text:span text:style-name="T22">KILL</text:span><text:span text:style-name="T23"> <text:s/></text:span><text:span text:style-name="T21">2521</text:span><text:span text:style-name="T22">24</text:span></text:p>
      <text:p text:style-name="P22"><text:span text:style-name="T27">/home/pdupont/$ </text:span><text:span text:style-name="T20">lj</text:span></text:p>
      <text:p text:style-name="P22"><text:span text:style-name="T15">[</text:span><text:span text:style-name="T17">2</text:span><text:span text:style-name="T15">] <text:tab/>25213</text:span><text:span text:style-name="T17">8</text:span><text:span text:style-name="T15"> <text:s text:c="4"/></text:span><text:span text:style-name="T16">Suspendu</text:span><text:span text:style-name="T15"><text:tab/> </text:span><text:span text:style-name="T14">sleep </text:span><text:span text:style-name="T15">1</text:span><text:span text:style-name="T17">0</text:span><text:span text:style-name="T14">0</text:span></text:p>
      <text:p text:style-name="P22"><text:span text:style-name="T14">/home/pdupont/$<text:tab/><text:tab/><text:tab/></text:span><text:span text:style-name="T1">* </text:span><text:span text:style-name="T2">dans un autre terminal </text:span><text:span text:style-name="T3">shell </text:span><text:span text:style-name="T2">:</text:span></text:p>
      <text:p text:style-name="P4"><text:tab/><text:tab/><text:tab/><text:tab/><text:tab/><text:span text:style-name="T7">/home/pdupont/$</text:span><text:span text:style-name="T8"> <text:s/></text:span><text:span text:style-name="T23">kill -</text:span><text:span text:style-name="T22">CONT</text:span><text:span text:style-name="T23"> <text:s/></text:span><text:span text:style-name="T21">2521</text:span><text:span text:style-name="T23">38</text:span></text:p>
      <text:p text:style-name="P22"><text:span text:style-name="T27">/home/pdupont/$ </text:span><text:span text:style-name="T20">lj</text:span></text:p>
      <text:p text:style-name="P22"><text:span text:style-name="T15">[</text:span><text:span text:style-name="T17">2</text:span><text:span text:style-name="T15">] <text:tab/>25213</text:span><text:span text:style-name="T17">8</text:span><text:span text:style-name="T15"> <text:s text:c="4"/>Actif<text:tab/> </text:span><text:span text:style-name="T14">sleep </text:span><text:span text:style-name="T15">1</text:span><text:span text:style-name="T17">0</text:span><text:span text:style-name="T14">0</text:span></text:p>
      <text:p text:style-name="P22"><text:span text:style-name="T14">/home/pdupont/$<text:tab/><text:tab/><text:tab/></text:span>* <text:span text:style-name="T31">et après l’expiration des 100 secondes</text:span></text:p>
      <text:p text:style-name="P22"><text:span text:style-name="T27">/home/pdupont/$ </text:span><text:span text:style-name="T20">lj</text:span></text:p>
      <text:p text:style-name="P23"><text:span text:style-name="T27">/home/pdupont/$ </text:span><text:span text:style-name="T20"><text:tab/><text:tab/><text:tab/></text:span><text:span text:style-name="T14">// </text:span><text:span text:style-name="T18">la liste est vide</text:span><text:span text:style-name="T14"><text:tab/></text:span></text:p>
      <text:p text:style-name="P24"><text:soft-page-break/><text:span text:style-name="T24">Remarques</text:span><text:span text:style-name="T14"><text:tab/></text:span></text:p>
      <text:p text:style-name="P24"><text:span text:style-name="T14"><text:tab/><text:tab/><text:tab/></text:span></text:p>
      <text:p text:style-name="P25">1- Pas de prompt et de lecture lorsqu’on lance une commande en avant plan (sleep 100)</text:p>
      <text:p text:style-name="P25"><text:tab/>=&gt; waitpid avec les bonnes options pour prendre en compte la suspension</text:p>
      <text:p text:style-name="P25">2- Pas de prompt et de lecture lorsqu’on ramène une commande en avant plan (fg 1)</text:p>
      <text:p text:style-name="P25"><text:tab/>=&gt; waitpid avec les bonnes options pour prendre en compte la suspension</text:p>
      <text:p text:style-name="P25">3- tout <text:span text:style-name="T33">changement</text:span> d’état d’une commande doit conduire à la mise à jour de la listes des commandes. <text:span text:style-name="T33">Ces changements d’états </text:span><text:span text:style-name="T46">peuvent provenir d’un autre terminal et </text:span><text:span text:style-name="T33">sont asynchrones (on ne sait pas à quels moments ils vont avoir lieu). </text:span><text:span text:style-name="T46">Ils </text:span><text:span text:style-name="T33">se traduisent par la réception d</text:span><text:span text:style-name="T46">e</text:span><text:span text:style-name="T33"> SIGCHLD.</text:span></text:p>
      <text:p text:style-name="P26"><text:tab/>=&gt; waitpid <text:span text:style-name="T33">dans le traitant de SIGCHLD </text:span>avec les bonnes options pour prendre en compte l<text:span text:style-name="T33">es</text:span> <text:tab/>suspension<text:span text:style-name="T33">s et les relances</text:span></text:p>
      <text:p text:style-name="P26"/>
      <text:p text:style-name="P27">Si on met les 3 waitpid dans <text:span text:style-name="T36">3</text:span> endroits différents, cela peut poser certains problèmes :</text:p>
      <text:p text:style-name="P27">1- redondance de code</text:p>
      <text:p text:style-name="P27">2- risque d’incohérence, ou difficulté à la maintenir. Par exemple, un waitpid en dehors du traitant consomme le signal SIGCHLD <text:span text:style-name="T36">ce qui</text:span> peut empêcher d’entrer dans le traitant.</text:p>
      <text:p text:style-name="P27"/>
      <text:p text:style-name="P27">Donc, une solution simple et efficace consiste à n’avoir qu’un seul waitpid dans le traitant. Mais, dans ce cas, comment réaliser le blocage du prompt dans les cas 1 <text:s/>et 2 dessus ?</text:p>
      <text:p text:style-name="P27">La solution devient simple si on centralise ce blocage dans la boucle du shell de la façon suivante :</text:p>
      <text:p text:style-name="P27">// boucle du minishell</text:p>
      <text:p text:style-name="P27">Répéter</text:p>
      <text:p text:style-name="P27"><text:tab/>tant que commande_en_avant_plan</text:p>
      <text:p text:style-name="P27"><text:tab/><text:tab/>attendre (ne rien faire)</text:p>
      <text:p text:style-name="P27"><text:tab/>fintantque</text:p>
      <text:p text:style-name="P27"><text:tab/>afficher le prompt </text:p>
      <text:p text:style-name="P27"><text:tab/>…</text:p>
      <text:p text:style-name="P27">jusqu’<text:span text:style-name="T34">à arr</text:span><text:span text:style-name="T36">ê</text:span><text:span text:style-name="T34">t</text:span></text:p>
      <text:p text:style-name="P43"/>
      <text:p text:style-name="P29"><text:span text:style-name="T36">- Pour bloquer le prompt, </text:span>commande_en_avant_plan <text:span text:style-name="T35">est mise à vrai dans les cas 1 et 2 dessus </text:span></text:p>
      <text:p text:style-name="P29"><text:span text:style-name="T36">- Pour sortir de la boucle de blocage du prompt, </text:span>commande_en_avant_plan <text:span text:style-name="T35">est mise à faux lorsque le waitpid du traitant reconnaît un</text:span><text:span text:style-name="T36">e</text:span><text:span text:style-name="T35"> suspension, ou une terminaison de la commande en avant plan (waitpid permet de récupérer le pid du processus ayant subi un changement d’état, ainsi que la nature de ce changement).</text:span></text:p>
      <text:p text:style-name="P28"/>
      <text:p text:style-name="P30">4- Les commandes internes sont des opérations ou des fonctions (code interne) exécutées par le minishell même. Il n’y a <text:span text:style-name="T36">donc </text:span>pas d’intérêt à les faire exécuter par des fils. Même si rien n’interdit d’utiliser un fils pour exécuter une commande interne, passer par cette solution fait effectuer un travail supplémentaire pour rien (sauf si on a des commandes internes qui risquent de prendre du temps et que l’on souhaite lancer en arrière plan, mais ce n’est pas le cas dans notre minishell).</text:p>
      <text:p text:style-name="P30"/>
      <text:p text:style-name="P31">5- Attention : readcmd réutilise la mémoire allouée à la commande précédente. Donc, pour mémoriser le nom de la commande dans la liste, il faut le copier (strcpy, strdup). Il n’est n’est pas obligatoire de copier tous les arguments dans la liste, <text:span text:style-name="T37">le nom de la commande suffit.</text:span></text:p>
      <text:p text:style-name="P32">Dans ce projet, il est plus prioritaire de traiter les aspects systèmes et la qualité du code. <text:span text:style-name="T46">D</text:span>es petits plus peuvent être éventuellement traités à la fin lorsque les points demandés fonctionnent bien.</text:p>
      <text:p text:style-name="P32"/>
      <text:p text:style-name="P32">6- Même si cela n’a pas été explicitement demandé, il est important de veiller à un<text:span text:style-name="T46">e</text:span> bonne modularité du code : sous-programme, et modules (celui de la gestion de la liste s’impose), <text:span text:style-name="T46">et au respect des règles de programmation apprise en PIM, C, et d’autres matières.</text:span></text:p>
      <text:p text:style-name="P33"><text:soft-page-break/><text:span text:style-name="T1">Points </text:span><text:span text:style-name="T4">7</text:span><text:span text:style-name="T1"> et </text:span><text:span text:style-name="T4">8</text:span></text:p>
      <text:p text:style-name="P33"><text:span text:style-name="T1"/></text:p>
      <text:p text:style-name="P34">Le tableau suivant récapitule ce qui se passe lorsqu’on tape CtrlZ, et le comportement que <text:span text:style-name="T39">l</text:span>’on souhaite avoir <text:span text:style-name="T47">dans le minishell.</text:span></text:p>
      <text:p text:style-name="P34"/>
      <table:table table:name="Tableau1" table:style-name="Tableau1">
        <table:table-column table:style-name="Tableau1.A"/>
        <table:table-column table:style-name="Tableau1.B"/>
        <table:table-column table:style-name="Tableau1.C"/>
        <table:table-column table:style-name="Tableau1.D"/>
        <table:table-row table:style-name="TableLine2401748009520">
          <table:table-cell table:style-name="Tableau1.A1" office:value-type="string">
            <text:p text:style-name="P41">CtrlZ</text:p>
          </table:table-cell>
          <table:table-cell table:style-name="Tableau1.A1" office:value-type="string">
            <text:p text:style-name="P41">Effet sur minishell</text:p>
          </table:table-cell>
          <table:table-cell table:style-name="Tableau1.A1" office:value-type="string">
            <text:p text:style-name="P41">Effets sur la commande en avant plan</text:p>
          </table:table-cell>
          <table:table-cell table:style-name="Tableau1.D1" office:value-type="string">
            <text:p text:style-name="P41">Effets sur les autres commandes</text:p>
          </table:table-cell>
        </table:table-row>
        <table:table-row table:style-name="TableLine2401748009520">
          <table:table-cell table:style-name="Tableau1.A2" office:value-type="string">
            <text:p text:style-name="P41">Le pilote du terminal envoie SIGTSTP au processus en avant plan (minishell) et tous ses fils (les commandes)</text:p>
          </table:table-cell>
          <table:table-cell table:style-name="Tableau1.A2" office:value-type="string">
            <text:p text:style-name="P41">Suspendu (si on ne modifie rien)</text:p>
          </table:table-cell>
          <table:table-cell table:style-name="Tableau1.A2" office:value-type="string">
            <text:p text:style-name="P41">Suspendu<text:span text:style-name="T47">e</text:span> (si on ne modifie rien)</text:p>
          </table:table-cell>
          <table:table-cell table:style-name="Tableau1.D2" office:value-type="string">
            <text:p text:style-name="P41">Suspendu<text:span text:style-name="T47">e</text:span> (si on ne modifie rien)</text:p>
          </table:table-cell>
        </table:table-row>
        <table:table-row table:style-name="TableLine2401748009520">
          <table:table-cell table:style-name="Tableau1.A2" office:value-type="string">
            <text:p text:style-name="P10"/>
          </table:table-cell>
          <table:table-cell table:style-name="Tableau1.D2" table:number-columns-spanned="3" office:value-type="string">
            <text:p text:style-name="P41">Le comportement que l’on souhaite avoir</text:p>
          </table:table-cell>
          <table:covered-table-cell/>
          <table:covered-table-cell/>
        </table:table-row>
        <table:table-row table:style-name="TableLine2401748009520">
          <table:table-cell table:style-name="Tableau1.A2" office:value-type="string">
            <text:p text:style-name="P10"/>
          </table:table-cell>
          <table:table-cell table:style-name="Tableau1.A2" office:value-type="string">
            <text:p text:style-name="P41">Insensible à CtrlZ</text:p>
          </table:table-cell>
          <table:table-cell table:style-name="Tableau1.A2" office:value-type="string">
            <text:p text:style-name="P41">Suspendu</text:p>
          </table:table-cell>
          <table:table-cell table:style-name="Tableau1.D2" office:value-type="string">
            <text:p text:style-name="P41">Insensible</text:p>
          </table:table-cell>
        </table:table-row>
      </table:table>
      <text:p text:style-name="P34"/>
      <text:p text:style-name="P34">Il ne faut pas oublier que :</text:p>
      <text:p text:style-name="P34">1- une commande en avant plan peut passer en arrière plan et inversement. </text:p>
      <text:p text:style-name="P35">2- on ne peut définir ou conserver un traitant personnel avec les primitives exec. Avec exec, SIG_IGN et SIG_DFL sont conservés, et tout autre traitant est remplacé par SIG_DFL.</text:p>
      <text:p text:style-name="P36">3- on ne peut plus rien modifier une fois la primitive exec lancé<text:span text:style-name="T47">e</text:span>. </text:p>
      <text:p text:style-name="P35"/>
      <text:p text:style-name="P35"><text:span text:style-name="T38">Donc, pour une solution basée sur le traitement des signaux :</text:span></text:p>
      <text:p text:style-name="P35"><text:span text:style-name="T38">1- on ne peut définir un traitant personnel que pour le minishell (pas pour les commandes). Il ne reste que SIG_DFL et SIG_IGN pour les commandes </text:span><text:span text:style-name="T47">(point 2 dessus)</text:span><text:span text:style-name="T38">.</text:span></text:p>
      <text:p text:style-name="P36">2- le même traitement (initial) doit être le même pour toutes les commandes <text:span text:style-name="T39">(car toute commande peut être à des moments différents en avant ou en arrière plan, </text:span><text:span text:style-name="T47">point 1 dessus</text:span><text:span text:style-name="T39">) </text:span>: </text:p>
      <text:p text:style-name="P36">- soit SIG_DFL, mais il ne convient pas (car suspend les commandes en arrière plan)</text:p>
      <text:p text:style-name="P38">- soit SIG_IGN, seule solution qui reste (qui peut être remplacé par un masqu<text:span text:style-name="T40">a</text:span>ge, <text:span text:style-name="T41">qui ne présente pas d’intérêt avec exec</text:span>). </text:p>
      <text:p text:style-name="P38">Mais dans ce cas, on rend toutes les commandes insensibles à SIGTSTP. Alors comment faire pour suspendre la commande en avant plan ?</text:p>
      <text:p text:style-name="P37"/>
      <text:p text:style-name="P37">La réponse consiste à utiliser un deuxième signal pour suspendre <text:s/>la commande en avant plan : SIGSTOP. <text:span text:style-name="T39">Donc, lorsque le minishell reçoit SIGTSTP (CtrlZ), il envoie SIGSTOP à </text:span>la commande en avant plan, <text:span text:style-name="T39">dont il doit connaître le pid.</text:span></text:p>
      <text:p text:style-name="P37"/>
      <text:p text:style-name="P39">C’est une solution qui peut sembler imparfaite, car elle prive les commandes de notre minishell de SIGTSTP, mais elle est largement suffisante, car on garde la possibilité de suspendre n’importe quelle commande avec SIGSTOP.</text:p>
      <text:p text:style-name="P39"/>
      <text:p text:style-name="P39">La même solution est applicable pour CtrlC (SIGINT), en <text:span text:style-name="T47">faisant de sorte que le minishell envoie </text:span>SIGKILL ou SIGQUIT <text:span text:style-name="T47">à la commande en avant plan.</text:span></text:p>
      <text:p text:style-name="P39"/>
      <text:p text:style-name="P40">D’autres solutions sont possibles, mais plus compliquées à mettre en œuvre :</text:p>
      <text:p text:style-name="P11"><text:span text:style-name="T9">- </text:span><text:bookmark text:name="yui_3_17_2_1_1683558988171_85"/>passer le terminal en mode brut (raw) <text:span text:style-name="T43">pour éviter que les frappes clavier ne soient interprétés par le pilote du terminal</text:span></text:p>
      <text:p text:style-name="P42">- jouer sur le groupe des processus « commande<text:span text:style-name="T45">s</text:span> », en les dissociant du terminal, de manière à ce que le signal ne leur soit pas envoyé par le pilote <text:span text:style-name="T44">du terminal.</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08T12:25:03.434000000</meta:creation-date>
    <dc:date>2023-05-11T11:53:14.832000000</dc:date>
    <meta:editing-duration>PT23M24S</meta:editing-duration>
    <meta:editing-cycles>6</meta:editing-cycles>
    <meta:generator>LibreOffice/7.2.1.2$Windows_X86_64 LibreOffice_project/87b77fad49947c1441b67c559c339af8f3517e22</meta:generator>
    <meta:document-statistic meta:table-count="1" meta:image-count="0" meta:object-count="0" meta:page-count="3" meta:paragraph-count="105" meta:word-count="1234" meta:character-count="7369" meta:non-whitespace-character-count="6033"/>
  </office:meta>
</office:document-meta>
</file>